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13.371cm" svg:x="0.026cm" svg:y="0.37cm" svg:viewBox="0 0 14061 13372" svg:d="M8609 5108l-1579-5108M7030 0l-1659 5108M5371 5108h-5371M0 5108l4345 3156M4345 8264l-1659 5108M2686 13372l4344-3157M7030 10215l4345 3157M11375 13372l-1660-5108M9715 8264l4346-3156M14061 5108h-545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